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Term Project</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text:a xlink:type="simple" xlink:href="https://github.com/insidmal/CS296N/tree/master/Term Project" text:style-name="Internet_20_link" text:visited-style-name="Visited_20_Internet_20_Link">https://github.com/insidmal/CS296N/tree/master/Term Project</text:a></text:p>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s/>3/17</text:p>
          </table:table-cell>
        </table:table-row>
      </table:table>
      <text:p text:style-name="P5"/>
      <text:p text:style-name="P7">Lab Partner Did Not Submit Term Project Beta– Self Reviewed, Will Update Review if Lab Partner Submits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no</text:p>
          </table:table-cell>
          <table:table-cell table:style-name="Table2.B1" office:value-type="string">
            <text:p text:style-name="P4"/>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now</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All that I have so far are empty views and controllers and completed models but not yet attached to a database. <text:s/>I may have to do dumb it down a bit as my project is a bit ambitious for the assignment l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9</meta:editing-cycles>
    <meta:creation-date>2017-03-16T17:31:00</meta:creation-date>
    <dc:date>2018-03-17T19:43:18.87</dc:date>
    <meta:editing-duration>PT3M25S</meta:editing-duration>
    <meta:generator>OpenOffice/4.1.2$Win32 OpenOffice.org_project/412m3$Build-9782</meta:generator>
    <meta:document-statistic meta:table-count="2" meta:image-count="0" meta:object-count="0" meta:page-count="1" meta:paragraph-count="27" meta:word-count="255" meta:character-count="150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